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le1" style:family="table">
      <style:table-properties style:width="17cm" table:align="margins"/>
    </style:style>
    <style:style style:name="Tabelle1.A" style:family="table-column">
      <style:table-column-properties style:column-width="4.761cm" style:rel-column-width="18349*"/>
    </style:style>
    <style:style style:name="Tabelle1.B" style:family="table-column">
      <style:table-column-properties style:column-width="4.761cm" style:rel-column-width="18351*"/>
    </style:style>
    <style:style style:name="Tabelle1.C" style:family="table-column">
      <style:table-column-properties style:column-width="7.481cm" style:rel-column-width="28835*"/>
    </style:style>
    <style:style style:name="Tabelle1.A1" style:family="table-cell">
      <style:table-cell-properties fo:padding="0.097cm" fo:border-left="0.5pt solid #000000" fo:border-right="none" fo:border-top="0.5pt solid #000000" fo:border-bottom="0.5pt solid #000000"/>
    </style:style>
    <style:style style:name="Tabelle1.C1" style:family="table-cell">
      <style:table-cell-properties fo:padding="0.097cm" fo:border="0.5pt solid #000000"/>
    </style:style>
    <style:style style:name="Tabelle1.A2" style:family="table-cell">
      <style:table-cell-properties fo:padding="0.097cm" fo:border-left="0.5pt solid #000000" fo:border-right="none" fo:border-top="none" fo:border-bottom="0.5pt solid #000000"/>
    </style:style>
    <style:style style:name="Tabelle1.C2" style:family="table-cell">
      <style:table-cell-properties fo:padding="0.097cm" fo:border-left="0.5pt solid #000000" fo:border-right="0.5pt solid #000000" fo:border-top="none" fo:border-bottom="0.5pt solid #000000"/>
    </style:style>
    <style:style style:name="Tabelle1.4" style:family="table-row">
      <style:table-row-properties style:min-row-height="0.631cm"/>
    </style:style>
    <style:style style:name="P1" style:family="paragraph" style:parent-style-name="Table_20_Contents">
      <style:paragraph-properties fo:text-align="center" style:justify-single-word="false"/>
      <style:text-properties officeooo:rsid="001a0b51" officeooo:paragraph-rsid="001a0b51"/>
    </style:style>
    <style:style style:name="P2" style:family="paragraph" style:parent-style-name="Table_20_Contents">
      <style:text-properties fo:font-weight="bold" officeooo:rsid="001a3868" officeooo:paragraph-rsid="001a3868" style:font-weight-asian="bold" style:font-weight-complex="bold"/>
    </style:style>
    <style:style style:name="P3" style:family="paragraph" style:parent-style-name="Table_20_Contents">
      <style:text-properties officeooo:rsid="001ae2b3" officeooo:paragraph-rsid="001ae2b3"/>
    </style:style>
    <style:style style:name="P4" style:family="paragraph" style:parent-style-name="Text_20_body" style:list-style-name="L1">
      <style:paragraph-properties fo:orphans="0" fo:widows="0"/>
    </style:style>
    <style:style style:name="P5" style:family="paragraph" style:parent-style-name="Text_20_body">
      <style:paragraph-properties fo:orphans="0" fo:widows="0"/>
    </style:style>
    <style:style style:name="P6" style:family="paragraph" style:parent-style-name="Table_20_Contents">
      <style:text-properties officeooo:rsid="001ba9d3" officeooo:paragraph-rsid="001ba9d3"/>
    </style:style>
    <style:style style:name="P7" style:family="paragraph" style:parent-style-name="Table_20_Contents">
      <style:text-properties fo:font-weight="bold" officeooo:rsid="002d4b10" officeooo:paragraph-rsid="002d4b10" style:font-weight-asian="bold" style:font-weight-complex="bold"/>
    </style:style>
    <style:style style:name="T1" style:family="text">
      <style:text-properties officeooo:rsid="00293e6a"/>
    </style:style>
    <style:style style:name="T2" style:family="text">
      <style:text-properties officeooo:rsid="0027c019"/>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 table:style-name="Tabelle1">
        <table:table-column table:style-name="Tabelle1.A"/>
        <table:table-column table:style-name="Tabelle1.B"/>
        <table:table-column table:style-name="Tabelle1.C"/>
        <table:table-row>
          <table:table-cell table:style-name="Tabelle1.A1" table:number-columns-spanned="2" office:value-type="string">
            <text:p text:style-name="P1">Descriptions</text:p>
          </table:table-cell>
          <table:covered-table-cell/>
          <table:table-cell table:style-name="Tabelle1.C1" office:value-type="string">
            <text:p text:style-name="P1"/>
          </table:table-cell>
        </table:table-row>
        <table:table-row>
          <table:table-cell table:style-name="Tabelle1.A2" table:number-columns-spanned="2" office:value-type="string">
            <text:p text:style-name="P2">Describe Yourself</text:p>
          </table:table-cell>
          <table:covered-table-cell/>
          <table:table-cell table:style-name="Tabelle1.C2" office:value-type="string">
            <text:p text:style-name="P2"/>
          </table:table-cell>
        </table:table-row>
        <table:table-row>
          <table:table-cell table:style-name="Tabelle1.A2" office:value-type="string">
            <text:p text:style-name="Table_20_Contents">I got an A-Level degree in Germany. I started to study linguistics at Leipzig University in Germany. I have great knowledge of German grammar and advanced knowledge of the English language. I also have a great knowledge of different European and non-European grammar which makes it easy for me to understand the difficulties that students have in understanding different aspects of the German language and to explain them in short and simple sentences.</text:p>
          </table:table-cell>
          <table:table-cell table:style-name="Tabelle1.A2" office:value-type="string">
            <text:p text:style-name="P3">I started to teach German around seven years ago. My favorite Subjects are conversational German and Grammar, as well as Vocabulary Training.</text:p>
            <text:p text:style-name="P3">------------------------------------------------</text:p>
            <text:p text:style-name="P3">In conversational German I enjoy to learn about my students and their story, and becoming familiar over time. </text:p>
            <text:p text:style-name="P3">------------------------------------------------</text:p>
            <text:p text:style-name="P3">In Grammar and Vocabulary Training I enjoy that these lessons are highly structured, and it is very motivating to see my students being proud of their progress and enjoying the lessons.</text:p>
            <text:p text:style-name="P3">------------------------------------------------</text:p>
            <text:p text:style-name="P3">I was working with children. If you want me to teacher your children other than simple conversational German, <text:span text:style-name="T1">especially if your children have special needs</text:span> please contact me before booking a lesson.</text:p>
          </table:table-cell>
          <table:table-cell table:style-name="Tabelle1.C2" office:value-type="string">
            <text:p text:style-name="P3">Ich unterrichte seit etwa sieben Jahren Deutsch. Meine Lieblingsfächer sind Konversationsdeutsch, Grammatik und Vokabeltraining.</text:p>
            <text:p text:style-name="P3"/>
            <text:p text:style-name="P3">------------------------------------------------ Im Konversationsdeutschunterricht lerne ich gerne meine Schüler und ihre Geschichten kennen und baue mit der Zeit eine persönliche Beziehung zu ihnen auf.</text:p>
            <text:p text:style-name="P3"/>
            <text:p text:style-name="P3">------------------------------------------------ Im Grammatik- und Vokabeltraining schätze ich die klare Struktur des Unterrichts und die Motivation meiner Schüler, stolz auf ihre Fortschritte zu sein und Freude am Unterricht zu haben.</text:p>
            <text:p text:style-name="P3"/>
            <text:p text:style-name="P3">Ich habe <text:span text:style-name="T2">viel</text:span> mit Kindern gearbeitet. Wenn Sie möchten, dass ich Ihren Kindern <text:span text:style-name="T2">anders als durch </text:span>einfache<text:span text:style-name="T2">n</text:span> Konversationsdeutschunterricht <text:span text:style-name="T2">unterrichte</text:span>, <text:span text:style-name="T2">insbesondere, wenn diese besondere Bedürfnisse wie ADHS oder Authismus, aufweisen</text:span> kontaktieren Sie mich bitte vor der Buchung einer Unterrichtsstunde <text:span text:style-name="T2">oder Probestunde</text:span>.</text:p>
          </table:table-cell>
        </table:table-row>
        <table:table-row table:style-name="Tabelle1.4">
          <table:table-cell table:style-name="Tabelle1.A2" table:number-columns-spanned="2" office:value-type="string">
            <text:p text:style-name="P2">Teaching Experience</text:p>
          </table:table-cell>
          <table:covered-table-cell/>
          <table:table-cell table:style-name="Tabelle1.C2" office:value-type="string">
            <text:p text:style-name="P2"/>
          </table:table-cell>
        </table:table-row>
        <table:table-row table:style-name="Tabelle1.4">
          <table:table-cell table:style-name="Tabelle1.A2" office:value-type="string">
            <text:p text:style-name="Table_20_Contents">I have taught German and Russian (beginners level) to people from several countries. I have experience in teaching online as well as in teaching in-person (private lessons with one student at a time). I taught children (eight years) and adults from beginner to advanced level. Since the German language is heavily based <text:soft-page-break/>on grammar I strongly focus on grammar. I will show my students, that the grammar itself is less complicated than it might look at the first glance. Often I can show them similarities between German and English or their own language which makes it easy for my students to comprehend. Talking is also an important part of my methodology.</text:p>
          </table:table-cell>
          <table:table-cell table:style-name="Tabelle1.A2" office:value-type="string">
            <text:list text:style-name="L1">
              <text:list-item>
                <text:p text:style-name="P4">I have experience in simple conversational German, for people who want to maintain or practise their German.</text:p>
              </text:list-item>
              <text:list-item>
                <text:p text:style-name="P4"/>
              </text:list-item>
              <text:list-item>
                <text:p text:style-name="P4">##############################<text:soft-page-break/>#######</text:p>
              </text:list-item>
              <text:list-item>
                <text:p text:style-name="P4"/>
              </text:list-item>
              <text:list-item>
                <text:p text:style-name="P4">I work with children for</text:p>
              </text:list-item>
              <text:list-item>
                <text:p text:style-name="P4"><text:s text:c="3"/></text:p>
              </text:list-item>
              <text:list-item>
                <text:p text:style-name="P4"><text:s text:c="4"/>• Maintaining German</text:p>
              </text:list-item>
              <text:list-item>
                <text:p text:style-name="P4"><text:s text:c="4"/>• Additional classes to school</text:p>
              </text:list-item>
              <text:list-item>
                <text:p text:style-name="P4"><text:s text:c="4"/>• Working with children with special needs</text:p>
              </text:list-item>
              <text:list-item>
                <text:p text:style-name="P4"><text:s text:c="6"/></text:p>
              </text:list-item>
              <text:list-item>
                <text:p text:style-name="P4">Working with children is very different from working with youth or adults.</text:p>
              </text:list-item>
              <text:list-item>
                <text:p text:style-name="P4"/>
              </text:list-item>
              <text:list-item>
                <text:p text:style-name="P4">I work with children of parents who have left Germany and who want their children to maintain, their German language abilities.</text:p>
              </text:list-item>
              <text:list-item>
                <text:p text:style-name="P4"/>
              </text:list-item>
              <text:list-item>
                <text:p text:style-name="P4">I have often worked with children with autism and ADHD. Working with children with special needs is a special kind of work. If you would like me to teach your children anything beyond <text:soft-page-break/>conversational German, please contact me in advance so we can discuss the details.</text:p>
              </text:list-item>
              <text:list-item>
                <text:p text:style-name="P4">#####################################</text:p>
              </text:list-item>
              <text:list-item>
                <text:p text:style-name="P4">Grammar and Vocabulary Training</text:p>
              </text:list-item>
              <text:list-item>
                <text:p text:style-name="P4"/>
              </text:list-item>
              <text:list-item>
                <text:p text:style-name="P4">I was a member of the “Association for Memory Training” — “Bundesverband Gedächtnistraining” (BVGT). There, we used memorization techniques to train our memory and to memorize all kinds of information, such as words. These memory techniques are highly efficient. Grammar and vocabulary training, especially using memory techniques, can easily be done in groups of up to five people. In a group, I would agree to lower the overall price per person. If you are particularly interested in <text:soft-page-break/>grammar and vocabulary training, please send me a message.</text:p>
              </text:list-item>
            </text:list>
          </table:table-cell>
          <table:table-cell table:style-name="Tabelle1.C2" office:value-type="string">
            <text:p text:style-name="P5">Ich habe Erfahrung im Unterrichten von einfachem Konversationsdeutsch für alle, die ihre Deutschkenntnisse erhalten oder vertiefen möchten.</text:p>
            <text:p text:style-name="P5"/>
            <text:p text:style-name="P5">#####################################</text:p>
            <text:p text:style-name="P5"/>
            <text:p text:style-name="P5">Ich arbeite mit Kindern für:</text:p>
            <text:p text:style-name="P5"><text:soft-page-break/></text:p>
            <text:p text:style-name="P5">• Erhalt der Deutschkenntnisse</text:p>
            <text:p text:style-name="P5"/>
            <text:p text:style-name="P5">• Ergänzenden Unterricht zur Schule</text:p>
            <text:p text:style-name="P5"/>
            <text:p text:style-name="P5">• Arbeit mit Kindern mit besonderen Bedürfnissen</text:p>
            <text:p text:style-name="P5"/>
            <text:p text:style-name="P5">Die Arbeit mit Kindern unterscheidet sich deutlich von der Arbeit mit Jugendlichen oder Erwachsenen.</text:p>
            <text:p text:style-name="P5"/>
            <text:p text:style-name="P5">Ich arbeite mit Kindern von Eltern, die Deutschland verlassen haben und die möchten, dass ihre Kinder ihre Deutschkenntnisse erhalten.</text:p>
            <text:p text:style-name="P5"/>
            <text:p text:style-name="P5">Ich habe häufig mit Kindern mit Autismus und ADHS gearbeitet. Die Arbeit mit Kindern mit besonderen Bedürfnissen ist eine besondere Aufgabe. Wenn Sie möchten, dass ich Ihren Kindern über Konversationsdeutsch hinaus etwas beibringe, kontaktieren Sie mich bitte im Voraus, damit wir die Details besprechen können.</text:p>
            <text:p text:style-name="P5"/>
            <text:p text:style-name="P5">#######################################</text:p>
            <text:p text:style-name="P5">Grammatik- und Vokabeltraining</text:p>
            <text:p text:style-name="P5"/>
            <text:p text:style-name="P5">Ich war Mitglied im Bundesverband Gedächtnistraining (BVGT). Dort trainierten wir mithilfe von Gedächtnistechniken unser Gedächtnis und lernten, uns Informationen aller Art, wie zum Beispiel Wörter, einzuprägen. Diese Techniken sind sehr effektiv. <text:soft-page-break/>Grammatik- und Vokabeltraining, insbesondere mit Gedächtnistechniken, lässt sich problemlos in Gruppen von bis zu fünf Personen durchführen. Bei Gruppen bin ich gerne bereit, meinen Preis anzupassen. Wenn Sie Interesse an Grammatik- und Vokabeltraining haben, schreiben Sie mir bitte eine Nachricht.</text:p>
          </table:table-cell>
        </table:table-row>
        <table:table-row table:style-name="Tabelle1.4">
          <table:table-cell table:style-name="Tabelle1.A2" table:number-columns-spanned="2" office:value-type="string">
            <text:p text:style-name="P2">Motivate Your Students</text:p>
          </table:table-cell>
          <table:covered-table-cell/>
          <table:table-cell table:style-name="Tabelle1.C2" office:value-type="string">
            <text:p text:style-name="P2"/>
          </table:table-cell>
        </table:table-row>
        <table:table-row table:style-name="Tabelle1.4">
          <table:table-cell table:style-name="Tabelle1.A2" office:value-type="string">
            <text:p text:style-name="Table_20_Contents">I create individual Lessons with small texts, fill in the blank, wordlist, mp3 audio files, and more. I am very focused on grammar since my experience is that most problems in speaking German come from a lack of knowledge of what endings to add to the words as well as the sentences Structure. That makes it hard for students to speak and keeps them from making progress.</text:p>
          </table:table-cell>
          <table:table-cell table:style-name="Tabelle1.A2" office:value-type="string">
            <text:p text:style-name="P6">Please come prepared to my lessons. Pen and Paper is a must have. Books are highly recommended but not a must.</text:p>
            <text:p text:style-name="P6">For conversational lessons: It is often okay to be unprepared, even though I would highly appreciate if you have a certain topic in mind that you want to talk about.</text:p>
            <text:p text:style-name="P6"/>
            <text:p text:style-name="P6">For Grammar or Vocabulary training I have the material we need. You only need a pen and paper.</text:p>
          </table:table-cell>
          <table:table-cell table:style-name="Tabelle1.C2" office:value-type="string">
            <text:p text:style-name="P6">Bitte kommen Sie vorbereitet zu meinen Unterrichtsstunden. Stift und Papier sind unerlässlich. Bücher sind sehr empfehlenswert, aber nicht zwingend notwendig.</text:p>
            <text:p text:style-name="P6">Für Konversationsstunden: Es ist oft kein Problem, unvorbereitet zu sein, obwohl ich es sehr begrüßen würde, wenn Sie ein bestimmtes Gesprächsthema im Sinn hätten.</text:p>
            <text:p text:style-name="P6"/>
            <text:p text:style-name="P6">Für Grammatik- oder Vokabeltraining stelle ich das benötigte Material zur Verfügung. Sie benötigen lediglich Stift und Papier.</text:p>
          </table:table-cell>
        </table:table-row>
        <table:table-row table:style-name="Tabelle1.4">
          <table:table-cell table:style-name="Tabelle1.C2" table:number-columns-spanned="3" office:value-type="string">
            <text:p text:style-name="P7">Headline</text:p>
          </table:table-cell>
          <table:covered-table-cell/>
          <table:covered-table-cell/>
        </table:table-row>
        <table:table-row table:style-name="Tabelle1.4">
          <table:table-cell table:style-name="Tabelle1.A2" office:value-type="string">
            <text:p text:style-name="Table_20_Contents"/>
          </table:table-cell>
          <table:table-cell table:style-name="Tabelle1.A2" office:value-type="string">
            <text:p text:style-name="P6">Conversational, Grammar and Vocabulary Specialist for children and adults</text:p>
          </table:table-cell>
          <table:table-cell table:style-name="Tabelle1.C2" office:value-type="string">
            <text:p text:style-name="P6">Spezialistin für Konversation, Grammatik und Wortschatz für Kinder und Erwachsene</text:p>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28T08:06:31.584463900</meta:creation-date>
    <dc:date>2026-04-30T11:53:28.028928000</dc:date>
    <meta:editing-duration>PT2H40M47S</meta:editing-duration>
    <meta:editing-cycles>21</meta:editing-cycles>
    <meta:generator>LibreOffice/25.8.3.2$Windows_X86_64 LibreOffice_project/8ca8d55c161d602844f5428fa4b58097424e324e</meta:generator>
    <meta:document-statistic meta:table-count="1" meta:image-count="0" meta:object-count="0" meta:page-count="4" meta:paragraph-count="58" meta:word-count="1039" meta:character-count="7047" meta:non-whitespace-character-count="6055"/>
  </office:meta>
</office:document-meta>
</file>